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EF00001D6600001717D2C5178B.svm" manifest:media-type="image/x-svm"/>
  <manifest:file-entry manifest:full-path="Pictures/100000010000011D000000EB8DCA66A7.png" manifest:media-type="image/png"/>
  <manifest:file-entry manifest:full-path="Pictures/200000F900001D660000182483717591.svm" manifest:media-type="image/x-svm"/>
  <manifest:file-entry manifest:full-path="Pictures/100000010000011D000000EBDDF118D2.png" manifest:media-type="image/png"/>
  <manifest:file-entry manifest:full-path="Pictures/100000010000011D000000E0867AF5FA.png" manifest:media-type="image/png"/>
  <manifest:file-entry manifest:full-path="Pictures/200000F900001D6600001824F984B355.svm" manifest:media-type="image/x-svm"/>
  <manifest:file-entry manifest:full-path="Pictures/100000010000011D000000EBD242E369.png" manifest:media-type="image/png"/>
  <manifest:file-entry manifest:full-path="Pictures/200000F900001D660000182466E396DC.svm" manifest:media-type="image/x-svm"/>
  <manifest:file-entry manifest:full-path="Pictures/200000EF00001D6600001717B24ACB30.svm" manifest:media-type="image/x-svm"/>
  <manifest:file-entry manifest:full-path="Pictures/100000010000011D000000E0DB87D787.png" manifest:media-type="image/png"/>
  <manifest:file-entry manifest:full-path="Pictures/200000E500001D6600001609B12BDBA7.svm" manifest:media-type="image/x-svm"/>
  <manifest:file-entry manifest:full-path="Pictures/100000010000011D000000D663A21915.png" manifest:media-type="image/png"/>
  <manifest:file-entry manifest:full-path="Pictures/200000EF00001D660000171771E4ACF5.svm" manifest:media-type="image/x-svm"/>
  <manifest:file-entry manifest:full-path="Pictures/100000010000011D000000E030A241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7" text:anchor-type="char" svg:width="7.527cm" svg:height="6.181cm" draw:z-index="6"><draw:image xlink:href="Pictures/200000F900001D660000182483717591.svm" xlink:type="simple" xlink:show="embed" xlink:actuate="onLoad" draw:mime-type="image/x-svm"/><draw:image xlink:href="Pictures/100000010000011D000000EB8DCA66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6" text:anchor-type="char" svg:width="7.527cm" svg:height="5.911cm" draw:z-index="5"><draw:image xlink:href="Pictures/200000EF00001D6600001717D2C5178B.svm" xlink:type="simple" xlink:show="embed" xlink:actuate="onLoad" draw:mime-type="image/x-svm"/><draw:image xlink:href="Pictures/100000010000011D000000E0867AF5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2" text:anchor-type="char" svg:x="4.738cm" svg:y="-0.333cm" svg:width="7.527cm" svg:height="6.181cm" draw:z-index="1"><draw:image xlink:href="Pictures/200000F900001D6600001824F984B355.svm" xlink:type="simple" xlink:show="embed" xlink:actuate="onLoad" draw:mime-type="image/x-svm"/><draw:image xlink:href="Pictures/100000010000011D000000EBD242E3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5" text:anchor-type="char" svg:x="4.738cm" svg:y="0.413cm" svg:width="7.527cm" svg:height="6.181cm" draw:z-index="4"><draw:image xlink:href="Pictures/200000F900001D660000182466E396DC.svm" xlink:type="simple" xlink:show="embed" xlink:actuate="onLoad" draw:mime-type="image/x-svm"/><draw:image xlink:href="Pictures/100000010000011D000000EBDDF11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Figura4" text:anchor-type="char" svg:x="4.711cm" svg:y="0.445cm" svg:width="7.527cm" svg:height="5.911cm" draw:z-index="3"><draw:image xlink:href="Pictures/200000EF00001D6600001717B24ACB30.svm" xlink:type="simple" xlink:show="embed" xlink:actuate="onLoad" draw:mime-type="image/x-svm"/><draw:image xlink:href="Pictures/100000010000011D000000E0DB87D7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1" text:anchor-type="char" svg:x="4.738cm" svg:y="7.288cm" svg:width="7.527cm" svg:height="5.641cm" draw:z-index="0"><draw:image xlink:href="Pictures/200000E500001D6600001609B12BDBA7.svm" xlink:type="simple" xlink:show="embed" xlink:actuate="onLoad" draw:mime-type="image/x-svm"/><draw:image xlink:href="Pictures/100000010000011D000000D663A21915.png" xlink:type="simple" xlink:show="embed" xlink:actuate="onLoad" draw:mime-type="image/png"/></draw:frame><draw:frame draw:style-name="fr2" draw:name="Figura3" text:anchor-type="char" svg:x="4.738cm" svg:y="0.432cm" svg:width="7.527cm" svg:height="5.911cm" draw:z-index="2"><draw:image xlink:href="Pictures/200000EF00001D660000171771E4ACF5.svm" xlink:type="simple" xlink:show="embed" xlink:actuate="onLoad" draw:mime-type="image/x-svm"/><draw:image xlink:href="Pictures/100000010000011D000000E030A241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20:48:21.002550500</meta:creation-date>
    <dc:date>2025-09-04T09:50:19.266660300</dc:date>
    <meta:editing-duration>PT50M48S</meta:editing-duration>
    <meta:editing-cycles>2</meta:editing-cycles>
    <meta:generator>LibreOffice/25.2.5.2$Windows_X86_64 LibreOffice_project/03d19516eb2e1dd5d4ccd751a0d6f35f35e08022</meta:generator>
    <meta:document-statistic meta:table-count="0" meta:image-count="7" meta:object-count="0" meta:page-count="2" meta:paragraph-count="0" meta:word-count="0" meta:character-count="0" meta:non-whitespace-character-count="0"/>
  </office:meta>
</office:document-meta>
</file>